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ans-serif" svg:font-family="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22pt" fo:font-weight="bold" officeooo:rsid="0018bbfb" officeooo:paragraph-rsid="0018bbfb" style:font-size-asian="22pt" style:font-weight-asian="bold" style:font-size-complex="22pt" style:font-weight-complex="bold"/>
    </style:style>
    <style:style style:name="P2" style:family="paragraph" style:parent-style-name="Standard">
      <style:text-properties style:font-name="Times New Roman" fo:font-size="12pt" fo:font-weight="bold" officeooo:rsid="0018bbfb" officeooo:paragraph-rsid="0018bbfb" style:font-size-asian="10.5pt" style:font-weight-asian="bold" style:font-size-complex="12pt" style:font-weight-complex="bold"/>
    </style:style>
    <style:style style:name="P3" style:family="paragraph" style:parent-style-name="Standard">
      <style:text-properties style:font-name="Times New Roman" fo:font-size="12pt" fo:font-weight="bold" officeooo:paragraph-rsid="0018bbfb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Times New Roman" fo:font-size="12pt" fo:font-weight="normal" officeooo:paragraph-rsid="0018bbfb" style:font-size-asian="12pt" style:font-weight-asian="normal" style:font-size-complex="12pt" style:font-weight-complex="normal"/>
    </style:style>
    <style:style style:name="P5" style:family="paragraph" style:parent-style-name="Standard">
      <style:text-properties style:font-name="Times New Roman" fo:font-size="12pt" fo:font-weight="normal" officeooo:rsid="001bc13a" officeooo:paragraph-rsid="001bc13a" style:font-size-asian="12pt" style:font-weight-asian="normal" style:font-size-complex="12pt" style:font-weight-complex="normal"/>
    </style:style>
    <style:style style:name="P6" style:family="paragraph" style:parent-style-name="Standard">
      <style:text-properties style:font-name="Times New Roman" fo:font-size="12pt" fo:font-weight="normal" officeooo:rsid="001bc13a" officeooo:paragraph-rsid="001d88e2" style:font-size-asian="12pt" style:font-weight-asian="normal" style:font-size-complex="12pt" style:font-weight-complex="normal"/>
    </style:style>
    <style:style style:name="P7" style:family="paragraph" style:parent-style-name="Standard">
      <style:text-properties style:font-name="Times New Roman" fo:font-size="12pt" fo:font-weight="normal" officeooo:rsid="001d9b4c" officeooo:paragraph-rsid="001d9b4c" style:font-size-asian="12pt" style:font-weight-asian="normal" style:font-size-complex="12pt" style:font-weight-complex="normal"/>
    </style:style>
    <style:style style:name="P8" style:family="paragraph" style:parent-style-name="Standard">
      <style:text-properties style:font-name="Times New Roman" fo:font-size="12pt" officeooo:paragraph-rsid="0018bbfb" style:font-size-asian="12pt" style:font-size-complex="12pt"/>
    </style:style>
    <style:style style:name="P9" style:family="paragraph" style:parent-style-name="Standard">
      <style:text-properties style:font-name="Times New Roman" fo:font-size="12pt" officeooo:rsid="001b1bb2" officeooo:paragraph-rsid="001b1bb2" style:font-size-asian="12pt" style:font-size-complex="12pt"/>
    </style:style>
    <style:style style:name="P10" style:family="paragraph" style:parent-style-name="Standard">
      <style:text-properties officeooo:paragraph-rsid="0018bbfb"/>
    </style:style>
    <style:style style:name="T1" style:family="text">
      <style:text-properties officeooo:rsid="0018bbf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8bbfb" style:font-weight-asian="bold" style:font-weight-complex="bold"/>
    </style:style>
    <style:style style:name="T4" style:family="text">
      <style:text-properties officeooo:rsid="001d88e2"/>
    </style:style>
    <style:style style:name="T5" style:family="text">
      <style:text-properties officeooo:rsid="001d9b4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rt A</text:p>
      <text:p text:style-name="P3"><text:span text:style-name="T1">Step 1.1 </text:span>What are the Type/Code values for an ICMP echo request and echo reply packet,<text:line-break/>respectively? Is there any difference between the two packet captures (if so, what)? </text:p>
      <text:p text:style-name="P9"/>
      <text:p text:style-name="P9">The Type and Code for the request is 8 and 0 respectively. The Type/Code for the reply are both 0’s for the request. The Type is different for the request and the reply. </text:p>
      <text:p text:style-name="P8"/>
      <text:p text:style-name="P3">Step 1.2: How do the Identifier and Sequence Number compare for an echo request and the<text:line-break/>corresponding echo reply? Is there any difference between the two packet captures (if so, what)?</text:p>
      <text:p text:style-name="P3"/>
      <text:p text:style-name="P5">The Identifier has two positions BE and LE, which are 15798 and 46653 respectively. The Sequence Number has two positions BE and LE, which are 1 and 256 respectively. The Identifier and Sequence number is the same for both request and reply even across h1→h2 <text:s/>and h1→h5. </text:p>
      <text:p text:style-name="P4"/>
      <text:p text:style-name="P8"><text:line-break/><text:span text:style-name="T2">Step 1.3: Is the data in the echo reply the same as in the echo request or different? Is there any<text:line-break/>difference between the two packet captures (if so, what)? </text:span></text:p>
      <text:p text:style-name="P8"><text:span text:style-name="T2"/></text:p>
      <text:p text:style-name="P5">The reply and the request both have the same data being sent to one another, even across both pings. The only difference is the Type, the request is an 8 and the reply is a 0, otherwise they are the same packet. </text:p>
      <text:p text:style-name="P8"/>
      <text:p text:style-name="P3">Step <text:span text:style-name="T1">2</text:span>.1: What is the rough data rate in the download direction (H1 -&gt; H2 and H1 -&gt; H5) in<text:line-break/>packets/second and bits/second once the TCP connection is running well? Is there any difference<text:line-break/>between the two packet captures (if so, what)?</text:p>
      <text:p text:style-name="P8"/>
      <text:p text:style-name="P6"><text:span text:style-name="T4">For </text:span>h1→h2 <text:span text:style-name="T4">the download speed is [3.30 Gbits/sec, 3.31Gbits/sec]</text:span> <text:s/>and h1→h5 <text:span text:style-name="T4">is [2.21Gbits/sec, 2.21Gbits/sec]. Where the left number is the speed from h1 and the right number is the reply (h2 and h5 to h1). <text:s/>In comparing the [FIN, ACK] portion of the communication, I have determined that the raw </text:span><text:span text:style-name="T5">acknowledgment</text:span><text:span text:style-name="T4"> number and the raw sequence number are different between the two types of host connections. </text:span><text:span text:style-name="T5">In addition the Stream Index is different between the two as well as the source port (which is pretty obvious). </text:span></text:p>
      <text:p text:style-name="P8"><text:line-break/><text:span text:style-name="T2">Step </text:span><text:span text:style-name="T3">2</text:span><text:span text:style-name="T2">.2: If the most recently received TCP segment from the server has a sequence number of X,<text:line-break/>then what ACK number does the next transmitted TCP segment carry? Is there any difference between the two packet captures (if so, what)?</text:span></text:p>
      <text:p text:style-name="P8"><text:span text:style-name="T2"/></text:p>
      <text:p text:style-name="P7">If the server’s most recently received TCP segment has a sequence number of X, then the next TCP segment to be transmitted should be X+1. This should also change the acknowledgment number, but otherwise the packets should be very similar. </text:p>
      <text:p text:style-name="P10"/>
      <text:p text:style-name="P1">Part B</text:p>
      <text:p text:style-name="P1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ans-serif" svg:font-family="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1-15T19:02:08.678000000</meta:creation-date>
    <dc:date>2023-11-16T00:09:32.814000000</dc:date>
    <meta:editing-duration>PT3H15M11S</meta:editing-duration>
    <meta:editing-cycles>4</meta:editing-cycles>
    <meta:generator>LibreOffice/7.0.0.3$Windows_X86_64 LibreOffice_project/8061b3e9204bef6b321a21033174034a5e2ea88e</meta:generator>
    <meta:document-statistic meta:table-count="0" meta:image-count="0" meta:object-count="0" meta:page-count="1" meta:paragraph-count="12" meta:word-count="425" meta:character-count="2399" meta:non-whitespace-character-count="1974"/>
  </office:meta>
</office:document-meta>
</file>